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 style:data-style-name="N12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tat_Boo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c_error</text:p>
          </table:table-cell>
          <table:table-cell office:value-type="string" calcext:value-type="string">
            <text:p>hpd_2.5</text:p>
          </table:table-cell>
          <table:table-cell office:value-type="string" calcext:value-type="string">
            <text:p>hpd_97.5</text:p>
          </table:table-cell>
          <table:table-cell table:number-columns-repeated="1019"/>
        </table:table-row>
        <table:table-row table:style-name="ro1">
          <table:table-cell office:value-type="float" office:value="60.9338171283" calcext:value-type="float">
            <text:p>60.9338171283</text:p>
          </table:table-cell>
          <table:table-cell office:value-type="float" office:value="7.03395719893" calcext:value-type="float">
            <text:p>7.0339571989</text:p>
          </table:table-cell>
          <table:table-cell office:value-type="float" office:value="0.489120128106" calcext:value-type="float">
            <text:p>0.4891201281</text:p>
          </table:table-cell>
          <table:table-cell office:value-type="float" office:value="49.5138444148" calcext:value-type="float">
            <text:p>49.5138444148</text:p>
          </table:table-cell>
          <table:table-cell office:value-type="float" office:value="73.3739316095" calcext:value-type="float">
            <text:p>73.3739316095</text:p>
          </table:table-cell>
          <table:table-cell table:number-columns-repeated="1019"/>
        </table:table-row>
        <table:table-row table:style-name="ro1">
          <table:table-cell office:value-type="float" office:value="-48.2100566158" calcext:value-type="float">
            <text:p>-48.2100566158</text:p>
          </table:table-cell>
          <table:table-cell office:value-type="float" office:value="3.23951754063" calcext:value-type="float">
            <text:p>3.2395175406</text:p>
          </table:table-cell>
          <table:table-cell office:value-type="float" office:value="0.0961086563487" calcext:value-type="float">
            <text:p>0.0961086563</text:p>
          </table:table-cell>
          <table:table-cell office:value-type="float" office:value="-54.9566524234" calcext:value-type="float">
            <text:p>-54.9566524234</text:p>
          </table:table-cell>
          <table:table-cell office:value-type="float" office:value="-42.448134156" calcext:value-type="float">
            <text:p>-42.448134156</text:p>
          </table:table-cell>
          <table:table-cell table:number-columns-repeated="1019"/>
        </table:table-row>
        <table:table-row table:style-name="ro1">
          <table:table-cell office:value-type="float" office:value="-185.562276085" calcext:value-type="float">
            <text:p>-185.562276085</text:p>
          </table:table-cell>
          <table:table-cell office:value-type="float" office:value="22.490352844" calcext:value-type="float">
            <text:p>22.490352844</text:p>
          </table:table-cell>
          <table:table-cell office:value-type="float" office:value="1.56225487494" calcext:value-type="float">
            <text:p>1.5622548749</text:p>
          </table:table-cell>
          <table:table-cell office:value-type="float" office:value="-223.097262006" calcext:value-type="float">
            <text:p>-223.097262006</text:p>
          </table:table-cell>
          <table:table-cell office:value-type="float" office:value="-147.43769649" calcext:value-type="float">
            <text:p>-147.43769649</text:p>
          </table:table-cell>
          <table:table-cell table:number-columns-repeated="1019"/>
        </table:table-row>
        <table:table-row table:style-name="ro1">
          <table:table-cell office:value-type="float" office:value="0.496355808662" calcext:value-type="float">
            <text:p>0.4963558087</text:p>
          </table:table-cell>
          <table:table-cell office:value-type="float" office:value="0.289937076198" calcext:value-type="float">
            <text:p>0.2899370762</text:p>
          </table:table-cell>
          <table:table-cell office:value-type="float" office:value="0.00575183268648" calcext:value-type="float">
            <text:p>0.0057518327</text:p>
          </table:table-cell>
          <table:table-cell office:value-type="float" office:value="0.0168040738765" calcext:value-type="float">
            <text:p>0.0168040739</text:p>
          </table:table-cell>
          <table:table-cell office:value-type="float" office:value="0.952238163826" calcext:value-type="float">
            <text:p>0.9522381638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Estimate</text:p>
          </table:table-cell>
          <table:table-cell table:style-name="ce4" office:value-type="string" calcext:value-type="string" table:number-columns-spanned="2" table:number-rows-spanned="1">
            <text:p>Confidence Interval @ 95%</text:p>
          </table:table-cell>
          <table:covered-table-cell table:style-name="ce1"/>
          <table:table-cell table:style-name="ce5" table:number-columns-repeated="1019"/>
        </table:table-row>
        <table:table-row table:style-name="ro1">
          <table:table-cell/>
          <table:table-cell table:style-name="ce2" office:value-type="string" calcext:value-type="string">
            <text:p>Intercept</text:p>
          </table:table-cell>
          <table:table-cell table:style-name="ce3" office:value-type="float" office:value="60.9338171283" calcext:value-type="float">
            <text:p>60.9</text:p>
          </table:table-cell>
          <table:table-cell table:style-name="ce3" office:value-type="float" office:value="49.5138444148" calcext:value-type="float">
            <text:p>49.5</text:p>
          </table:table-cell>
          <table:table-cell table:style-name="ce3" office:value-type="float" office:value="73.3739316095" calcext:value-type="float">
            <text:p>73.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One</text:p>
          </table:table-cell>
          <table:table-cell table:style-name="ce3" office:value-type="float" office:value="-48.2100566158" calcext:value-type="float">
            <text:p>-48.2</text:p>
          </table:table-cell>
          <table:table-cell table:style-name="ce3" office:value-type="float" office:value="-54.9566524234" calcext:value-type="float">
            <text:p>-55.0</text:p>
          </table:table-cell>
          <table:table-cell table:style-name="ce3" office:value-type="float" office:value="-42.448134156" calcext:value-type="float">
            <text:p>-42.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Two</text:p>
          </table:table-cell>
          <table:table-cell table:style-name="ce3" office:value-type="float" office:value="-185.562276085" calcext:value-type="float">
            <text:p>-185.6</text:p>
          </table:table-cell>
          <table:table-cell table:style-name="ce3" office:value-type="float" office:value="-223.097262006" calcext:value-type="float">
            <text:p>-223.1</text:p>
          </table:table-cell>
          <table:table-cell table:style-name="ce3" office:value-type="float" office:value="-147.43769649" calcext:value-type="float">
            <text:p>-147.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p</text:p>
          </table:table-cell>
          <table:table-cell table:style-name="ce3" office:value-type="float" office:value="0.496355808662" calcext:value-type="float">
            <text:p>0.5</text:p>
          </table:table-cell>
          <table:table-cell table:style-name="ce3" office:value-type="float" office:value="0.0168040738765" calcext:value-type="float">
            <text:p>0.0</text:p>
          </table:table-cell>
          <table:table-cell table:style-name="ce3" office:value-type="float" office:value="0.952238163826" calcext:value-type="float">
            <text:p>1.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5T19:32:04.039911621</dc:date>
    <meta:editing-duration>PT57M16S</meta:editing-duration>
    <meta:editing-cycles>1</meta:editing-cycles>
    <meta:generator>LibreOffice/5.1.4.2$Linux_X86_64 LibreOffice_project/10m0$Build-2</meta:generator>
    <meta:document-statistic meta:table-count="1" meta:cell-count="44" meta:object-count="0"/>
  </office:meta>
</office:document-meta>
</file>